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36pt" officeooo:paragraph-rsid="001a8593" style:font-size-asian="31.5pt" style:font-size-complex="36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a8593" style:font-size-asian="10.5pt" style:font-size-complex="12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1d62da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36pt" officeooo:paragraph-rsid="001a8593" style:font-size-asian="31.5pt" style:font-size-complex="36pt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210be7"/>
    </style:style>
    <style:style style:name="P7" style:family="paragraph" style:parent-style-name="Heading_20_1">
      <style:paragraph-properties fo:break-before="page"/>
      <style:text-properties officeooo:paragraph-rsid="001d5cfe"/>
    </style:style>
    <style:style style:name="P8" style:family="paragraph" style:parent-style-name="Heading_20_2">
      <style:paragraph-properties fo:margin-left="2.501cm" fo:margin-right="0cm" fo:text-indent="-1.016cm" style:auto-text-indent="false"/>
      <style:text-properties style:text-underline-style="solid" style:text-underline-width="auto" style:text-underline-color="font-color" officeooo:paragraph-rsid="001d62da"/>
    </style:style>
    <style:style style:name="P9" style:family="paragraph" style:parent-style-name="Header">
      <style:text-properties officeooo:paragraph-rsid="001a8593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>
      <style:paragraph-properties fo:text-align="center"/>
    </style:style>
    <style:style style:name="T1" style:family="text">
      <style:text-properties officeooo:rsid="001a8593"/>
    </style:style>
    <style:style style:name="T2" style:family="text">
      <style:text-properties officeooo:rsid="001bb9e1"/>
    </style:style>
    <style:style style:name="T3" style:family="text">
      <style:text-properties style:text-underline-style="solid" style:text-underline-width="auto" style:text-underline-color="font-color" fo:font-weight="normal" officeooo:rsid="001d5cfe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213da5" style:font-weight-asian="normal" style:font-weight-complex="normal"/>
    </style:style>
    <style:style style:name="T5" style:family="text">
      <style:text-properties fo:font-weight="normal" officeooo:rsid="001d62da" style:font-weight-asian="normal" style:font-weight-complex="normal"/>
    </style:style>
    <style:style style:name="T6" style:family="text">
      <style:text-properties fo:font-weight="normal" officeooo:rsid="001f5376" style:font-weight-asian="normal" style:font-weight-complex="normal"/>
    </style:style>
    <style:style style:name="T7" style:family="text">
      <style:text-properties fo:font-weight="normal" officeooo:rsid="00210be7" style:font-weight-asian="normal" style:font-weight-complex="normal"/>
    </style:style>
    <style:style style:name="T8" style:family="text">
      <style:text-properties fo:font-weight="normal" officeooo:rsid="002252c3" style:font-weight-asian="normal" style:font-weight-complex="normal"/>
    </style:style>
    <style:style style:name="gr1" style:family="graphic">
      <style:graphic-properties svg:stroke-width="0.101cm" draw:fill="solid" draw:fill-color="#314004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draw:line text:anchor-type="paragraph" draw:z-index="0" draw:style-name="gr1" draw:text-style-name="P11" svg:x1="0.056cm" svg:y1="-0.062cm" svg:x2="17.033cm" svg:y2="-0.03cm"><text:p/></draw:line><text:span text:style-name="T1">Rapport</text:span></text:p>
      <text:p text:style-name="P2"><text:span text:style-name="T1">Introduction à l'apprentissage</text:span></text:p>
      <text:p text:style-name="P3"><draw:line text:anchor-type="paragraph" draw:z-index="1" draw:style-name="gr1" draw:text-style-name="P11" svg:x1="0.056cm" svg:y1="-0.062cm" svg:x2="17.033cm" svg:y2="-0.03cm"><text:p/></draw:line><text:span text:style-name="T1"/></text:p>
      <text:h text:style-name="P7" text:outline-level="1"><text:span text:style-name="T3">Classification des données </text:span><text:span text:style-name="T4">bidimensionnelles</text:span></text:h>
      <text:h text:style-name="P8" text:outline-level="2"><text:span text:style-name="T5">Observatio</text:span><text:span text:style-name="T6">ns</text:span></text:h>
      <text:p text:style-name="P4"><text:span text:style-name="T5"/></text:p>
      <text:p text:style-name="P6"><text:span text:style-name="T7">Les données des quatre fichiers sont réelles. Celle</text:span><text:span text:style-name="T8">s</text:span><text:span text:style-name="T7"> de data1 </text:span><text:span text:style-name="T8">et data3</text:span><text:span text:style-name="T7"> semble</text:span><text:span text:style-name="T8">nt</text:span><text:span text:style-name="T7"> être comprises entre </text:span><text:span text:style-name="T8">-10 et 10 alors que celles de data2 entre -30 et 3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a85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8593"/>
    </style:style>
    <style:style style:name="MT2" style:family="text">
      <style:text-properties officeooo:rsid="001bb9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RON Frédérique</text:span></text:p>
        <text:p text:style-name="MP1"><text:span text:style-name="MT1">CHARLES Mickaël</text:span></text:p>
      </style:header>
      <style:footer>
        <text:p text:style-name="MP2"><text:span text:style-name="MT2">Page </text:span><text:page-number text:select-page="current">2</text:page-number> <text:span text:style-name="MT2">sur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21:46:42.06</meta:creation-date>
    <dc:date>2015-03-13T22:08:18.64</dc:date>
    <meta:editing-duration>PT19M3S</meta:editing-duration>
    <meta:editing-cycles>9</meta:editing-cycles>
    <meta:generator>LibreOffice/4.0.5.2$Windows_x86 LibreOffice_project/5464147a081647a250913f19c0715bca595af2f</meta:generator>
    <meta:document-statistic meta:table-count="0" meta:image-count="0" meta:object-count="0" meta:page-count="2" meta:paragraph-count="8" meta:word-count="45" meta:character-count="289" meta:non-whitespace-character-count="252"/>
  </office:meta>
</office:document-meta>
</file>